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28.86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4.5mm" fo:break-before="auto" style:use-optimal-row-height="true"/>
    </style:style>
    <style:style style:name="ro9" style:family="table-row">
      <style:table-row-properties style:row-height="1.59mm" fo:break-before="auto" style:use-optimal-row-height="false"/>
    </style:style>
    <style:style style:name="ro10" style:family="table-row">
      <style:table-row-properties style:row-height="8.94mm" fo:break-before="auto" style:use-optimal-row-height="false"/>
    </style:style>
    <style:style style:name="ro11" style:family="table-row">
      <style:table-row-properties style:row-height="18.26mm" fo:break-before="auto" style:use-optimal-row-height="true"/>
    </style:style>
    <style:style style:name="ro12" style:family="table-row">
      <style:table-row-properties style:row-height="5.17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99" style:family="table-cell" style:parent-style-name="Default" style:data-style-name="N111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6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8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/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FV" table:style-name="ta2">
        <office:forms form:automatic-focus="false" form:apply-design-mode="fal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9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3" calcext:value-type="percentage">
            <text:p>3%</text:p>
          </table:table-cell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 office:value-type="float" office:value="300" calcext:value-type="float">
            <text:p><text:s/>3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miesiąc</text:p>
          </table:table-cell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8">
          <table:table-cell table:number-columns-repeated="1024"/>
        </table:table-row>
        <table:table-row table:style-name="ro10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1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8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9]*([.$D$2]*100/12)" office:value-type="float" office:value="75" calcext:value-type="float">
            <text:p><text:s/>75,00 zł </text:p>
          </table:table-cell>
          <table:table-cell table:style-name="ce20" office:value-type="float" office:value="300" calcext:value-type="float">
            <text:p><text:s/>300,0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10]*([.$D$2]*100/12)" office:value-type="float" office:value="168.75" calcext:value-type="float">
            <text:p><text:s/>168,75 zł </text:p>
          </table:table-cell>
          <table:table-cell table:style-name="ce20" table:formula="of:=[.$H$2]+[.D9]+[.C9]" office:value-type="float" office:value="675" calcext:value-type="float">
            <text:p><text:s/>675,0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1]*([.$D$2]*100/12)" office:value-type="float" office:value="285.9375" calcext:value-type="float">
            <text:p><text:s/>285,94 zł </text:p>
          </table:table-cell>
          <table:table-cell table:style-name="ce20" table:formula="of:=[.$H$2]+[.D10]+[.C10]" office:value-type="float" office:value="1143.75" calcext:value-type="float">
            <text:p><text:s/>1 143,7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2]*([.$D$2]*100/12)" office:value-type="float" office:value="432.421875" calcext:value-type="float">
            <text:p><text:s/>432,42 zł </text:p>
          </table:table-cell>
          <table:table-cell table:style-name="ce20" table:formula="of:=[.$H$2]+[.D11]+[.C11]" office:value-type="float" office:value="1729.6875" calcext:value-type="float">
            <text:p><text:s/>1 729,69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3]*([.$D$2]*100/12)" office:value-type="float" office:value="615.52734375" calcext:value-type="float">
            <text:p><text:s/>615,53 zł </text:p>
          </table:table-cell>
          <table:table-cell table:style-name="ce20" table:formula="of:=[.$H$2]+[.D12]+[.C12]" office:value-type="float" office:value="2462.109375" calcext:value-type="float">
            <text:p><text:s/>2 462,1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4]*([.$D$2]*100/12)" office:value-type="float" office:value="844.4091796875" calcext:value-type="float">
            <text:p><text:s/>844,41 zł </text:p>
          </table:table-cell>
          <table:table-cell table:style-name="ce20" table:formula="of:=[.$H$2]+[.D13]+[.C13]" office:value-type="float" office:value="3377.63671875" calcext:value-type="float">
            <text:p><text:s/>3 377,6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5]*([.$D$2]*100/12)" office:value-type="float" office:value="1130.51147460938" calcext:value-type="float">
            <text:p><text:s/>1 130,51 zł </text:p>
          </table:table-cell>
          <table:table-cell table:style-name="ce20" table:formula="of:=[.$H$2]+[.D14]+[.C14]" office:value-type="float" office:value="4522.0458984375" calcext:value-type="float">
            <text:p><text:s/>4 522,0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6]*([.$D$2]*100/12)" office:value-type="float" office:value="1488.13934326172" calcext:value-type="float">
            <text:p><text:s/>1 488,14 zł </text:p>
          </table:table-cell>
          <table:table-cell table:style-name="ce20" table:formula="of:=[.$H$2]+[.D15]+[.C15]" office:value-type="float" office:value="5952.55737304688" calcext:value-type="float">
            <text:p><text:s/>5 952,5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7]*([.$D$2]*100/12)" office:value-type="float" office:value="1935.17417907715" calcext:value-type="float">
            <text:p><text:s/>1 935,17 zł </text:p>
          </table:table-cell>
          <table:table-cell table:style-name="ce20" table:formula="of:=[.$H$2]+[.D16]+[.C16]" office:value-type="float" office:value="7740.69671630859" calcext:value-type="float">
            <text:p><text:s/>7 740,70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8]*([.$D$2]*100/12)" office:value-type="float" office:value="2493.96772384644" calcext:value-type="float">
            <text:p><text:s/>2 493,97 zł </text:p>
          </table:table-cell>
          <table:table-cell table:style-name="ce20" table:formula="of:=[.$H$2]+[.D17]+[.C17]" office:value-type="float" office:value="9975.87089538574" calcext:value-type="float">
            <text:p><text:s/>9 975,8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12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9]*([.$D$2]*100/12)" office:value-type="float" office:value="3192.45965480804" calcext:value-type="float">
            <text:p><text:s/>3 192,46 zł </text:p>
          </table:table-cell>
          <table:table-cell table:style-name="ce20" table:formula="of:=[.$H$2]+[.D18]+[.C18]" office:value-type="float" office:value="12769.8386192322" calcext:value-type="float">
            <text:p><text:s/>12 769,8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99" table:formula="of:=[.D19]" office:value-type="float" office:value="12769.8386192322" calcext:value-type="float">
            <text:p><text:s/>12 769,84 zł </text:p>
          </table:table-cell>
          <table:table-cell table:number-columns-repeated="3"/>
          <table:table-cell table:style-name="ce41"/>
          <table:table-cell table:number-columns-repeated="1016"/>
        </table:table-row>
        <table:table-row table:style-name="ro8" table:number-rows-repeated="1048554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 table:formula="of:=[.D2]+[.E2]" office:value-type="float" office:value="3000" calcext:value-type="float">
            <text:p><text:s/>3 000,0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 table:formula="of:=[.F2]" office:value-type="float" office:value="3000" calcext:value-type="float">
            <text:p><text:s/>3 000,00 zł </text:p>
          </table:table-cell>
          <table:table-cell table:style-name="ce126" table:formula="of:=([.D3]*[.$A$2]*10)/365" office:value-type="float" office:value="5.34246575342466" calcext:value-type="float">
            <text:p><text:s/>5,34 zł </text:p>
          </table:table-cell>
          <table:table-cell table:style-name="ce66" table:formula="of:=[.D3]+[.E3]" office:value-type="float" office:value="3005.34246575342" calcext:value-type="float">
            <text:p><text:s/>3 005,3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 table:formula="of:=[.F3]" office:value-type="float" office:value="3005.34246575342" calcext:value-type="float">
            <text:p><text:s/>3 005,34 zł </text:p>
          </table:table-cell>
          <table:table-cell table:style-name="ce126" table:formula="of:=([.D4]*[.$A$2]*10)/365" office:value-type="float" office:value="5.3519797335335" calcext:value-type="float">
            <text:p><text:s/>5,35 zł </text:p>
          </table:table-cell>
          <table:table-cell table:style-name="ce66" table:formula="of:=[.D4]+[.E4]" office:value-type="float" office:value="3010.69444548696" calcext:value-type="float">
            <text:p><text:s/>3 010,6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 table:formula="of:=[.F4]" office:value-type="float" office:value="3010.69444548696" calcext:value-type="float">
            <text:p><text:s/>3 010,69 zł </text:p>
          </table:table-cell>
          <table:table-cell table:style-name="ce126" table:formula="of:=([.D5]*[.$A$2]*10)/365" office:value-type="float" office:value="5.36151065634664" calcext:value-type="float">
            <text:p><text:s/>5,36 zł </text:p>
          </table:table-cell>
          <table:table-cell table:style-name="ce66" table:formula="of:=[.D5]+[.E5]" office:value-type="float" office:value="3016.0559561433" calcext:value-type="float">
            <text:p><text:s/>3 016,06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 table:formula="of:=[.F5]" office:value-type="float" office:value="3016.0559561433" calcext:value-type="float">
            <text:p><text:s/>3 016,06 zł </text:p>
          </table:table-cell>
          <table:table-cell table:style-name="ce126" table:formula="of:=([.D6]*[.$A$2]*10)/365" office:value-type="float" office:value="5.37105855203602" calcext:value-type="float">
            <text:p><text:s/>5,37 zł </text:p>
          </table:table-cell>
          <table:table-cell table:style-name="ce66" table:formula="of:=[.D6]+[.E6]" office:value-type="float" office:value="3021.42701469534" calcext:value-type="float">
            <text:p><text:s/>3 021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 table:formula="of:=[.F6]" office:value-type="float" office:value="3021.42701469534" calcext:value-type="float">
            <text:p><text:s/>3 021,43 zł </text:p>
          </table:table-cell>
          <table:table-cell table:style-name="ce126" table:formula="of:=([.D7]*[.$A$2]*10)/365" office:value-type="float" office:value="5.38062345082732" calcext:value-type="float">
            <text:p><text:s/>5,38 zł </text:p>
          </table:table-cell>
          <table:table-cell table:style-name="ce66" table:formula="of:=[.D7]+[.E7]" office:value-type="float" office:value="3026.80763814617" calcext:value-type="float">
            <text:p><text:s/>3 026,8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 table:formula="of:=[.F7]" office:value-type="float" office:value="3026.80763814617" calcext:value-type="float">
            <text:p><text:s/>3 026,81 zł </text:p>
          </table:table-cell>
          <table:table-cell table:style-name="ce126" table:formula="of:=([.D8]*[.$A$2]*10)/365" office:value-type="float" office:value="5.39020538300003" calcext:value-type="float">
            <text:p><text:s/>5,39 zł </text:p>
          </table:table-cell>
          <table:table-cell table:style-name="ce66" table:formula="of:=[.D8]+[.E8]" office:value-type="float" office:value="3032.19784352917" calcext:value-type="float">
            <text:p><text:s/>3 032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 table:formula="of:=[.F8]" office:value-type="float" office:value="3032.19784352917" calcext:value-type="float">
            <text:p><text:s/>3 032,20 zł </text:p>
          </table:table-cell>
          <table:table-cell table:style-name="ce126" table:formula="of:=([.D9]*[.$A$2]*10)/365" office:value-type="float" office:value="5.39980437888756" calcext:value-type="float">
            <text:p><text:s/>5,40 zł </text:p>
          </table:table-cell>
          <table:table-cell table:style-name="ce66" table:formula="of:=[.D9]+[.E9]" office:value-type="float" office:value="3037.59764790806" calcext:value-type="float">
            <text:p><text:s/>3 037,6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 table:formula="of:=[.F9]" office:value-type="float" office:value="3037.59764790806" calcext:value-type="float">
            <text:p><text:s/>3 037,60 zł </text:p>
          </table:table-cell>
          <table:table-cell table:style-name="ce126" table:formula="of:=([.D10]*[.$A$2]*10)/365" office:value-type="float" office:value="5.40942046887736" calcext:value-type="float">
            <text:p><text:s/>5,41 zł </text:p>
          </table:table-cell>
          <table:table-cell table:style-name="ce66" table:formula="of:=[.D10]+[.E10]" office:value-type="float" office:value="3043.00706837693" calcext:value-type="float">
            <text:p><text:s/>3 043,01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 table:formula="of:=[.F10]" office:value-type="float" office:value="3043.00706837693" calcext:value-type="float">
            <text:p><text:s/>3 043,01 zł </text:p>
          </table:table-cell>
          <table:table-cell table:style-name="ce126" table:formula="of:=([.D11]*[.$A$2]*10)/365" office:value-type="float" office:value="5.41905368341098" calcext:value-type="float">
            <text:p><text:s/>5,42 zł </text:p>
          </table:table-cell>
          <table:table-cell table:style-name="ce66" table:formula="of:=[.D11]+[.E11]" office:value-type="float" office:value="3048.42612206034" calcext:value-type="float">
            <text:p><text:s/>3 048,43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 table:formula="of:=[.F11]" office:value-type="float" office:value="3048.42612206034" calcext:value-type="float">
            <text:p><text:s/>3 048,43 zł </text:p>
          </table:table-cell>
          <table:table-cell table:style-name="ce126" table:formula="of:=([.D12]*[.$A$2]*10)/365" office:value-type="float" office:value="5.42870405298417" calcext:value-type="float">
            <text:p><text:s/>5,43 zł </text:p>
          </table:table-cell>
          <table:table-cell table:style-name="ce66" table:formula="of:=[.D12]+[.E12]" office:value-type="float" office:value="3053.85482611333" calcext:value-type="float">
            <text:p><text:s/>3 053,85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 table:formula="of:=[.F12]" office:value-type="float" office:value="3053.85482611333" calcext:value-type="float">
            <text:p><text:s/>3 053,85 zł </text:p>
          </table:table-cell>
          <table:table-cell table:style-name="ce126" table:formula="of:=([.D13]*[.$A$2]*10)/365" office:value-type="float" office:value="5.43837160814702" calcext:value-type="float">
            <text:p><text:s/>5,44 zł </text:p>
          </table:table-cell>
          <table:table-cell table:style-name="ce66" table:formula="of:=[.D13]+[.E13]" office:value-type="float" office:value="3059.29319772148" calcext:value-type="float">
            <text:p><text:s/>3 059,29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 table:formula="of:=[.F13]" office:value-type="float" office:value="3059.29319772148" calcext:value-type="float">
            <text:p><text:s/>3 059,29 zł </text:p>
          </table:table-cell>
          <table:table-cell table:style-name="ce126" table:formula="of:=([.D14]*[.$A$2]*10)/365" office:value-type="float" office:value="5.448056379504" calcext:value-type="float">
            <text:p><text:s/>5,45 zł </text:p>
          </table:table-cell>
          <table:table-cell table:style-name="ce66" table:formula="of:=[.D14]+[.E14]" office:value-type="float" office:value="3064.74125410098" calcext:value-type="float">
            <text:p><text:s/>3 064,74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 table:formula="of:=[.F14]" office:value-type="float" office:value="3064.74125410098" calcext:value-type="float">
            <text:p><text:s/>3 064,74 zł </text:p>
          </table:table-cell>
          <table:table-cell table:style-name="ce126" table:formula="of:=([.D15]*[.$A$2]*10)/365" office:value-type="float" office:value="5.45775839771407" calcext:value-type="float">
            <text:p><text:s/>5,46 zł </text:p>
          </table:table-cell>
          <table:table-cell table:style-name="ce66" table:formula="of:=[.D15]+[.E15]" office:value-type="float" office:value="3070.19901249869" calcext:value-type="float">
            <text:p><text:s/>3 070,20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 table:formula="of:=[.F15]" office:value-type="float" office:value="3070.19901249869" calcext:value-type="float">
            <text:p><text:s/>3 070,20 zł </text:p>
          </table:table-cell>
          <table:table-cell table:style-name="ce126" table:formula="of:=([.D16]*[.$A$2]*10)/365" office:value-type="float" office:value="5.46747769349082" calcext:value-type="float">
            <text:p><text:s/>5,47 zł </text:p>
          </table:table-cell>
          <table:table-cell table:style-name="ce66" table:formula="of:=[.D16]+[.E16]" office:value-type="float" office:value="3075.66649019218" calcext:value-type="float">
            <text:p><text:s/>3 075,67 zł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office:forms form:automatic-focus="false" form:apply-design-mode="false"/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3">00.00.0000</text:date>, <text:time style:data-style-name="N2" text:time-value="11:16:58.73824021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9-04-03T11:40:37.010255995</dc:date>
    <meta:editing-cycles>14</meta:editing-cycles>
    <meta:editing-duration>P11DT14H18S</meta:editing-duration>
    <meta:generator>LibreOffice/6.0.7.3$Linux_X86_64 LibreOffice_project/00m0$Build-3</meta:generator>
    <meta:document-statistic meta:table-count="4" meta:cell-count="168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